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47cm"/>
    </style:style>
    <style:style style:name="co2" style:family="table-column">
      <style:table-column-properties fo:break-before="auto" style:column-width="4.389cm"/>
    </style:style>
    <style:style style:name="co3" style:family="table-column">
      <style:table-column-properties fo:break-before="auto" style:column-width="3.417cm"/>
    </style:style>
    <style:style style:name="co4" style:family="table-column">
      <style:table-column-properties fo:break-before="auto" style:column-width="7.497cm"/>
    </style:style>
    <style:style style:name="co5" style:family="table-column">
      <style:table-column-properties fo:break-before="auto" style:column-width="2.946cm"/>
    </style:style>
    <style:style style:name="co6" style:family="table-column">
      <style:table-column-properties fo:break-before="auto" style:column-width="3.085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row table:style-name="ro1">
          <table:table-cell table:style-name="ce1" office:value-type="string">
            <text:p>Consecutivo</text:p>
          </table:table-cell>
          <table:table-cell table:style-name="ce2" office:value-type="string">
            <text:p>Paises</text:p>
          </table:table-cell>
          <table:table-cell table:style-name="ce1" office:value-type="string">
            <text:p>Clave_Paises</text:p>
          </table:table-cell>
          <table:table-cell table:style-name="ce2" office:value-type="string">
            <text:p>Concepto PeopleSoft</text:p>
          </table:table-cell>
          <table:table-cell table:style-name="ce2" office:value-type="string">
            <text:p>Tipo_Concepto</text:p>
          </table:table-cell>
          <table:table-cell table:style-name="ce1" office:value-type="string">
            <text:p>TipoConceptoI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éxico, DRP</text:p>
          </table:table-cell>
          <table:table-cell office:value-type="string">
            <text:p>239, 162,</text:p>
          </table:table-cell>
          <table:table-cell office:value-type="string">
            <text:p>BONO 3D</text:p>
          </table:table-cell>
          <table:table-cell office:value-type="string">
            <text:p>Percepc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éxico</text:p>
          </table:table-cell>
          <table:table-cell office:value-type="string">
            <text:p>239,</text:p>
          </table:table-cell>
          <table:table-cell office:value-type="string">
            <text:p>BONO BILINGÜE</text:p>
          </table:table-cell>
          <table:table-cell office:value-type="string">
            <text:p>Percepc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éxico</text:p>
          </table:table-cell>
          <table:table-cell office:value-type="string">
            <text:p>239,</text:p>
          </table:table-cell>
          <table:table-cell office:value-type="string">
            <text:p>BONO BENEFIT DAY</text:p>
          </table:table-cell>
          <table:table-cell office:value-type="string">
            <text:p>Percepc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éxico</text:p>
          </table:table-cell>
          <table:table-cell office:value-type="string">
            <text:p>239,</text:p>
          </table:table-cell>
          <table:table-cell office:value-type="string">
            <text:p>BONO C</text:p>
          </table:table-cell>
          <table:table-cell office:value-type="string">
            <text:p>Percepc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éxico</text:p>
          </table:table-cell>
          <table:table-cell office:value-type="string">
            <text:p>239,</text:p>
          </table:table-cell>
          <table:table-cell office:value-type="string">
            <text:p>BONO CAMPAÑA</text:p>
          </table:table-cell>
          <table:table-cell office:value-type="string">
            <text:p>Percepc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éxico</text:p>
          </table:table-cell>
          <table:table-cell office:value-type="string">
            <text:p>239,</text:p>
          </table:table-cell>
          <table:table-cell office:value-type="string">
            <text:p>BONO CUENTA</text:p>
          </table:table-cell>
          <table:table-cell office:value-type="string">
            <text:p>Percepc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México</text:p>
          </table:table-cell>
          <table:table-cell office:value-type="string">
            <text:p>239,</text:p>
          </table:table-cell>
          <table:table-cell office:value-type="string">
            <text:p>BONO COMPONENTE</text:p>
          </table:table-cell>
          <table:table-cell office:value-type="string">
            <text:p>Percepc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México, CRC</text:p>
          </table:table-cell>
          <table:table-cell office:value-type="string">
            <text:p>239, 153</text:p>
          </table:table-cell>
          <table:table-cell office:value-type="string">
            <text:p>BONO DESEMPEÑO</text:p>
          </table:table-cell>
          <table:table-cell office:value-type="string">
            <text:p>Percepc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México</text:p>
          </table:table-cell>
          <table:table-cell office:value-type="string">
            <text:p>239,</text:p>
          </table:table-cell>
          <table:table-cell office:value-type="string">
            <text:p>BONO ENTRENAMIENTO</text:p>
          </table:table-cell>
          <table:table-cell office:value-type="string">
            <text:p>Percepc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éxico</text:p>
          </table:table-cell>
          <table:table-cell office:value-type="string">
            <text:p>239,</text:p>
          </table:table-cell>
          <table:table-cell office:value-type="string">
            <text:p>BONO EXTRAORDINARIO</text:p>
          </table:table-cell>
          <table:table-cell office:value-type="string">
            <text:p>Percepc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éxico, ESV, CRC, DRP</text:p>
          </table:table-cell>
          <table:table-cell office:value-type="string">
            <text:p>239, 165, 153, 162,</text:p>
          </table:table-cell>
          <table:table-cell office:value-type="string">
            <text:p>BONO NOCTURNO</text:p>
          </table:table-cell>
          <table:table-cell office:value-type="string">
            <text:p>Percepc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México</text:p>
          </table:table-cell>
          <table:table-cell office:value-type="string">
            <text:p>239,</text:p>
          </table:table-cell>
          <table:table-cell office:value-type="string">
            <text:p>BONO PORCENTAJE</text:p>
          </table:table-cell>
          <table:table-cell office:value-type="string">
            <text:p>Percepc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México</text:p>
          </table:table-cell>
          <table:table-cell office:value-type="string">
            <text:p>239,</text:p>
          </table:table-cell>
          <table:table-cell office:value-type="string">
            <text:p>BONO PERIODO DE PRUEBA</text:p>
          </table:table-cell>
          <table:table-cell office:value-type="string">
            <text:p>Percepc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México</text:p>
          </table:table-cell>
          <table:table-cell office:value-type="string">
            <text:p>239,</text:p>
          </table:table-cell>
          <table:table-cell office:value-type="string">
            <text:p>BONO PERMANENCIA</text:p>
          </table:table-cell>
          <table:table-cell office:value-type="string">
            <text:p>Percepc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éxico</text:p>
          </table:table-cell>
          <table:table-cell office:value-type="string">
            <text:p>239,</text:p>
          </table:table-cell>
          <table:table-cell office:value-type="string">
            <text:p>BONO PRIMAVERA</text:p>
          </table:table-cell>
          <table:table-cell office:value-type="string">
            <text:p>Percepc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México</text:p>
          </table:table-cell>
          <table:table-cell office:value-type="string">
            <text:p>239,</text:p>
          </table:table-cell>
          <table:table-cell office:value-type="string">
            <text:p>BONO PRODUCTIVIDAD</text:p>
          </table:table-cell>
          <table:table-cell office:value-type="string">
            <text:p>Percepc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México</text:p>
          </table:table-cell>
          <table:table-cell office:value-type="string">
            <text:p>239,</text:p>
          </table:table-cell>
          <table:table-cell office:value-type="string">
            <text:p>BONO PORCENTAJE</text:p>
          </table:table-cell>
          <table:table-cell office:value-type="string">
            <text:p>Percepc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México, ESV, CRC, DRP</text:p>
          </table:table-cell>
          <table:table-cell office:value-type="string">
            <text:p>239, 165, 153, 162,</text:p>
          </table:table-cell>
          <table:table-cell office:value-type="string">
            <text:p>BONO REFERIDOS</text:p>
          </table:table-cell>
          <table:table-cell office:value-type="string">
            <text:p>Percepc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México</text:p>
          </table:table-cell>
          <table:table-cell office:value-type="string">
            <text:p>239,</text:p>
          </table:table-cell>
          <table:table-cell office:value-type="string">
            <text:p>COMPONENTE</text:p>
          </table:table-cell>
          <table:table-cell office:value-type="string">
            <text:p>Percepc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México</text:p>
          </table:table-cell>
          <table:table-cell office:value-type="string">
            <text:p>239,</text:p>
          </table:table-cell>
          <table:table-cell office:value-type="string">
            <text:p>DEVOLUCION INFONAVIT</text:p>
          </table:table-cell>
          <table:table-cell office:value-type="string">
            <text:p>Percepc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México</text:p>
          </table:table-cell>
          <table:table-cell office:value-type="string">
            <text:p>239,</text:p>
          </table:table-cell>
          <table:table-cell office:value-type="string">
            <text:p>DIA FESTIVO</text:p>
          </table:table-cell>
          <table:table-cell office:value-type="string">
            <text:p>Percepc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México</text:p>
          </table:table-cell>
          <table:table-cell office:value-type="string">
            <text:p>239,</text:p>
          </table:table-cell>
          <table:table-cell office:value-type="string">
            <text:p>GRATIFICACION</text:p>
          </table:table-cell>
          <table:table-cell office:value-type="string">
            <text:p>Percepc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México, ESV, CRC, DRP</text:p>
          </table:table-cell>
          <table:table-cell office:value-type="string">
            <text:p>239, 165, 153, 162,</text:p>
          </table:table-cell>
          <table:table-cell office:value-type="string">
            <text:p>CAMBIOS SALARIALES</text:p>
          </table:table-cell>
          <table:table-cell office:value-type="string">
            <text:p>Percepc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México</text:p>
          </table:table-cell>
          <table:table-cell office:value-type="string">
            <text:p>239,</text:p>
          </table:table-cell>
          <table:table-cell office:value-type="string">
            <text:p>HRS REPOSICIÓN</text:p>
          </table:table-cell>
          <table:table-cell office:value-type="string">
            <text:p>Percepc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México</text:p>
          </table:table-cell>
          <table:table-cell office:value-type="string">
            <text:p>239,</text:p>
          </table:table-cell>
          <table:table-cell office:value-type="string">
            <text:p>PERMISO C/GOCE DE SUELDO HORAS</text:p>
          </table:table-cell>
          <table:table-cell office:value-type="string">
            <text:p>Percepc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México</text:p>
          </table:table-cell>
          <table:table-cell office:value-type="string">
            <text:p>239,</text:p>
          </table:table-cell>
          <table:table-cell office:value-type="string">
            <text:p>PERMISO C/GOCE DE SUELDO JORNADA</text:p>
          </table:table-cell>
          <table:table-cell office:value-type="string">
            <text:p>Percepc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México</text:p>
          </table:table-cell>
          <table:table-cell office:value-type="string">
            <text:p>239,</text:p>
          </table:table-cell>
          <table:table-cell office:value-type="string">
            <text:p>PREMIO DE ASISTENCIA</text:p>
          </table:table-cell>
          <table:table-cell office:value-type="string">
            <text:p>Percepc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México</text:p>
          </table:table-cell>
          <table:table-cell office:value-type="string">
            <text:p>239,</text:p>
          </table:table-cell>
          <table:table-cell office:value-type="string">
            <text:p>PREMIO PUNTUALIDAD</text:p>
          </table:table-cell>
          <table:table-cell office:value-type="string">
            <text:p>Percepc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México</text:p>
          </table:table-cell>
          <table:table-cell office:value-type="string">
            <text:p>239,</text:p>
          </table:table-cell>
          <table:table-cell office:value-type="string">
            <text:p>PRIMA DE VACACIONES</text:p>
          </table:table-cell>
          <table:table-cell office:value-type="string">
            <text:p>Percepc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México</text:p>
          </table:table-cell>
          <table:table-cell office:value-type="string">
            <text:p>239,</text:p>
          </table:table-cell>
          <table:table-cell office:value-type="string">
            <text:p>PRIMA DOMINICAL</text:p>
          </table:table-cell>
          <table:table-cell office:value-type="string">
            <text:p>Percepc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México</text:p>
          </table:table-cell>
          <table:table-cell office:value-type="string">
            <text:p>239,</text:p>
          </table:table-cell>
          <table:table-cell office:value-type="string">
            <text:p>RETROACTIVOS DIVERSOS</text:p>
          </table:table-cell>
          <table:table-cell office:value-type="string">
            <text:p>Percepc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México, ESV, CRC, DRP</text:p>
          </table:table-cell>
          <table:table-cell office:value-type="string">
            <text:p>239, 165, 153, 162,</text:p>
          </table:table-cell>
          <table:table-cell office:value-type="string">
            <text:p>BONO RELOCALIZACIÓN</text:p>
          </table:table-cell>
          <table:table-cell office:value-type="string">
            <text:p>Percepc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México</text:p>
          </table:table-cell>
          <table:table-cell office:value-type="string">
            <text:p>239,</text:p>
          </table:table-cell>
          <table:table-cell office:value-type="string">
            <text:p>TIEMPO EXTRA</text:p>
          </table:table-cell>
          <table:table-cell office:value-type="string">
            <text:p>Percepc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México</text:p>
          </table:table-cell>
          <table:table-cell office:value-type="string">
            <text:p>239,</text:p>
          </table:table-cell>
          <table:table-cell office:value-type="string">
            <text:p>VACACIONES </text:p>
          </table:table-cell>
          <table:table-cell office:value-type="string">
            <text:p>Percepc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DPR</text:p>
          </table:table-cell>
          <table:table-cell office:value-type="string">
            <text:p>162,</text:p>
          </table:table-cell>
          <table:table-cell office:value-type="string">
            <text:p>ALLOWANCES</text:p>
          </table:table-cell>
          <table:table-cell office:value-type="string">
            <text:p>Percepc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DPR</text:p>
          </table:table-cell>
          <table:table-cell office:value-type="string">
            <text:p>162,</text:p>
          </table:table-cell>
          <table:table-cell office:value-type="string">
            <text:p>BONO FLEX / PROBATORIA</text:p>
          </table:table-cell>
          <table:table-cell office:value-type="string">
            <text:p>Percepc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DPR</text:p>
          </table:table-cell>
          <table:table-cell office:value-type="string">
            <text:p>162,</text:p>
          </table:table-cell>
          <table:table-cell office:value-type="string">
            <text:p>GRATIFICACION ESPECIAL</text:p>
          </table:table-cell>
          <table:table-cell office:value-type="string">
            <text:p>Percepc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ESV</text:p>
          </table:table-cell>
          <table:table-cell office:value-type="string">
            <text:p>165,</text:p>
          </table:table-cell>
          <table:table-cell office:value-type="string">
            <text:p>BONO CHOICE HOTELS PLATINUM</text:p>
          </table:table-cell>
          <table:table-cell office:value-type="string">
            <text:p>Percepc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ESV</text:p>
          </table:table-cell>
          <table:table-cell office:value-type="string">
            <text:p>165,</text:p>
          </table:table-cell>
          <table:table-cell office:value-type="string">
            <text:p>BONO FEDEX FXO</text:p>
          </table:table-cell>
          <table:table-cell office:value-type="string">
            <text:p>Percepc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ESV</text:p>
          </table:table-cell>
          <table:table-cell office:value-type="string">
            <text:p>165,</text:p>
          </table:table-cell>
          <table:table-cell office:value-type="string">
            <text:p>BONO NEW HIRE</text:p>
          </table:table-cell>
          <table:table-cell office:value-type="string">
            <text:p>Percepc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ESV</text:p>
          </table:table-cell>
          <table:table-cell office:value-type="string">
            <text:p>165,</text:p>
          </table:table-cell>
          <table:table-cell office:value-type="string">
            <text:p>BONO PERFORMANCE</text:p>
          </table:table-cell>
          <table:table-cell office:value-type="string">
            <text:p>Percepc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ESV</text:p>
          </table:table-cell>
          <table:table-cell office:value-type="string">
            <text:p>165,</text:p>
          </table:table-cell>
          <table:table-cell office:value-type="string">
            <text:p>BONO EXTRAORDINARIO</text:p>
          </table:table-cell>
          <table:table-cell office:value-type="string">
            <text:p>Percepc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ESV</text:p>
          </table:table-cell>
          <table:table-cell office:value-type="string">
            <text:p>165,</text:p>
          </table:table-cell>
          <table:table-cell office:value-type="string">
            <text:p>BONO TRAINING</text:p>
          </table:table-cell>
          <table:table-cell office:value-type="string">
            <text:p>Percepc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ESV</text:p>
          </table:table-cell>
          <table:table-cell office:value-type="string">
            <text:p>165,</text:p>
          </table:table-cell>
          <table:table-cell office:value-type="string">
            <text:p>TENURE BONUS</text:p>
          </table:table-cell>
          <table:table-cell office:value-type="string">
            <text:p>Percepc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CRC</text:p>
          </table:table-cell>
          <table:table-cell office:value-type="string">
            <text:p>153,</text:p>
          </table:table-cell>
          <table:table-cell office:value-type="string">
            <text:p>BONO ASISTENCIA</text:p>
          </table:table-cell>
          <table:table-cell office:value-type="string">
            <text:p>Percepc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CRC</text:p>
          </table:table-cell>
          <table:table-cell office:value-type="string">
            <text:p>153,</text:p>
          </table:table-cell>
          <table:table-cell office:value-type="string">
            <text:p>BONO PROMOCION</text:p>
          </table:table-cell>
          <table:table-cell office:value-type="string">
            <text:p>Percepc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CRC</text:p>
          </table:table-cell>
          <table:table-cell office:value-type="string">
            <text:p>153,</text:p>
          </table:table-cell>
          <table:table-cell office:value-type="string">
            <text:p>INCENTIVE BONUS</text:p>
          </table:table-cell>
          <table:table-cell office:value-type="string">
            <text:p>Percepc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México, ESV, CRC, DRP</text:p>
          </table:table-cell>
          <table:table-cell office:value-type="string">
            <text:p>239, 165, 153, 162,</text:p>
          </table:table-cell>
          <table:table-cell office:value-type="string">
            <text:p>CAJA DE AHORRO</text:p>
          </table:table-cell>
          <table:table-cell office:value-type="string">
            <text:p>Deducción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México, ESV, CRC, DRP</text:p>
          </table:table-cell>
          <table:table-cell office:value-type="string">
            <text:p>239, 165, 153, 162,</text:p>
          </table:table-cell>
          <table:table-cell office:value-type="string">
            <text:p>CASAS COMERCIALES</text:p>
          </table:table-cell>
          <table:table-cell office:value-type="string">
            <text:p>Deducción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México, ESV, CRC, DRP</text:p>
          </table:table-cell>
          <table:table-cell office:value-type="string">
            <text:p>239, 165, 153, 162,</text:p>
          </table:table-cell>
          <table:table-cell office:value-type="string">
            <text:p>DONATIVOS</text:p>
          </table:table-cell>
          <table:table-cell office:value-type="string">
            <text:p>Deducción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México, ESV, CRC, DRP</text:p>
          </table:table-cell>
          <table:table-cell office:value-type="string">
            <text:p>239, 165, 153, 162,</text:p>
          </table:table-cell>
          <table:table-cell office:value-type="string">
            <text:p>FINIQUITOS</text:p>
          </table:table-cell>
          <table:table-cell office:value-type="string">
            <text:p>Deducción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México</text:p>
          </table:table-cell>
          <table:table-cell office:value-type="string">
            <text:p>239,</text:p>
          </table:table-cell>
          <table:table-cell office:value-type="string">
            <text:p>FONDO DE AHORRO</text:p>
          </table:table-cell>
          <table:table-cell office:value-type="string">
            <text:p>Deducción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México, ESV, CRC, DRP</text:p>
          </table:table-cell>
          <table:table-cell office:value-type="string">
            <text:p>239, 165, 153, 162,</text:p>
          </table:table-cell>
          <table:table-cell office:value-type="string">
            <text:p>GAFETES / CREDENCIAL ID</text:p>
          </table:table-cell>
          <table:table-cell office:value-type="string">
            <text:p>Deducción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México, ESV, CRC, DRP</text:p>
          </table:table-cell>
          <table:table-cell office:value-type="string">
            <text:p>239, 165, 153, 162,</text:p>
          </table:table-cell>
          <table:table-cell office:value-type="string">
            <text:p>INCAPACIDADENFERMEDAD</text:p>
          </table:table-cell>
          <table:table-cell office:value-type="string">
            <text:p>Deducción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México, ESV, CRC, DRP</text:p>
          </table:table-cell>
          <table:table-cell office:value-type="string">
            <text:p>239, 165, 153, 162,</text:p>
          </table:table-cell>
          <table:table-cell office:value-type="string">
            <text:p>INCAPACIDADMATERNIDAD</text:p>
          </table:table-cell>
          <table:table-cell office:value-type="string">
            <text:p>Deducción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México, ESV, CRC, DRP</text:p>
          </table:table-cell>
          <table:table-cell office:value-type="string">
            <text:p>239, 165, 153, 162,</text:p>
          </table:table-cell>
          <table:table-cell office:value-type="string">
            <text:p>INCAPACIDADRIESGO</text:p>
          </table:table-cell>
          <table:table-cell office:value-type="string">
            <text:p>Deducción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México, ESV, CRC, DRP</text:p>
          </table:table-cell>
          <table:table-cell office:value-type="string">
            <text:p>239, 165, 153, 162,</text:p>
          </table:table-cell>
          <table:table-cell office:value-type="string">
            <text:p>OTRAS DEDUCCIONES</text:p>
          </table:table-cell>
          <table:table-cell office:value-type="string">
            <text:p>Deducción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México, ESV, CRC, DRP</text:p>
          </table:table-cell>
          <table:table-cell office:value-type="string">
            <text:p>239, 165, 153, 162,</text:p>
          </table:table-cell>
          <table:table-cell office:value-type="string">
            <text:p>PENSION ALIMENTICIA / ORDEN JUDICIAL</text:p>
          </table:table-cell>
          <table:table-cell office:value-type="string">
            <text:p>Deducción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México, CRC, DRP</text:p>
          </table:table-cell>
          <table:table-cell office:value-type="string">
            <text:p>239, 153, 162,</text:p>
          </table:table-cell>
          <table:table-cell office:value-type="string">
            <text:p>SEGURO MEDICO</text:p>
          </table:table-cell>
          <table:table-cell office:value-type="string">
            <text:p>Deducción</text:p>
          </table:table-cell>
          <table:table-cell office:value-type="float" office:value="2">
            <text:p>2</text:p>
          </table:table-cell>
        </table:table-row>
      </table:table>
      <table:table table:name="Hoja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1">01/07/2019</text:date>, <text:time>17:35:0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sus De los Santos Rodriguez</meta:initial-creator>
    <meta:creation-date>2019-07-01T17:15:54.81</meta:creation-date>
    <dc:date>2019-07-01T17:35:04.35</dc:date>
    <dc:creator>Jesus De los Santos Rodriguez</dc:creator>
    <meta:editing-duration>PT3M19S</meta:editing-duration>
    <meta:editing-cycles>1</meta:editing-cycles>
    <meta:document-statistic meta:table-count="3" meta:cell-count="360" meta:object-count="0"/>
    <meta:generator>OpenOffice/4.1.6$Win32 OpenOffice.org_project/416m1$Build-9790</meta:generator>
  </office:meta>
</office:document-meta>
</file>